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6126in"/>
    </style:style>
    <style:style style:name="co2" style:family="table-column">
      <style:table-column-properties fo:break-before="auto" style:column-width="0.8925in"/>
    </style:style>
    <style:style style:name="ro2" style:family="table-row">
      <style:table-row-properties style:row-height="0.201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Parking Lo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Commuter Lots</text:p>
          </table:table-cell>
          <table:table-cell table:number-columns-repeated="2"/>
        </table:table-row>
        <table:table-row table:style-name="ro1">
          <table:table-cell office:value-type="string">
            <text:p>Satellite</text:p>
          </table:table-cell>
          <table:table-cell office:value-type="float" office:value="44.9056">
            <text:p>44.9056</text:p>
          </table:table-cell>
          <table:table-cell office:value-type="float" office:value="-68.67318">
            <text:p>-68.67318</text:p>
          </table:table-cell>
        </table:table-row>
        <table:table-row table:style-name="ro1">
          <table:table-cell office:value-type="string">
            <text:p>“Alfond”</text:p>
          </table:table-cell>
          <table:table-cell office:value-type="float" office:value="44.904604">
            <text:p>44.904604</text:p>
          </table:table-cell>
          <table:table-cell office:value-type="float" office:value="-68.672796">
            <text:p>-68.672796</text:p>
          </table:table-cell>
        </table:table-row>
        <table:table-row table:style-name="ro1">
          <table:table-cell office:value-type="string">
            <text:p>“Football Field”</text:p>
          </table:table-cell>
          <table:table-cell office:value-type="float" office:value="44.904043">
            <text:p>44.904043</text:p>
          </table:table-cell>
          <table:table-cell office:value-type="float" office:value="-68.671536">
            <text:p>-68.671536</text:p>
          </table:table-cell>
        </table:table-row>
        <table:table-row table:style-name="ro1">
          <table:table-cell office:value-type="string">
            <text:p>Steam Plant</text:p>
          </table:table-cell>
          <table:table-cell office:value-type="float" office:value="44.900204">
            <text:p>44.900204</text:p>
          </table:table-cell>
          <table:table-cell office:value-type="float" office:value="-68.673878">
            <text:p>-68.673878</text:p>
          </table:table-cell>
        </table:table-row>
        <table:table-row table:style-name="ro1">
          <table:table-cell office:value-type="string">
            <text:p>Chadbourne</text:p>
          </table:table-cell>
          <table:table-cell office:value-type="float" office:value="44.896433">
            <text:p>44.896433</text:p>
          </table:table-cell>
          <table:table-cell office:value-type="float" office:value="-68.671891">
            <text:p>-68.671891</text:p>
          </table:table-cell>
        </table:table-row>
        <table:table-row table:style-name="ro1">
          <table:table-cell office:value-type="string">
            <text:p>SawyerEnvironmental Research Center</text:p>
          </table:table-cell>
          <table:table-cell office:value-type="float" office:value="44.894484">
            <text:p>44.894484</text:p>
          </table:table-cell>
          <table:table-cell office:value-type="float" office:value="-68.66798">
            <text:p>-68.66798</text:p>
          </table:table-cell>
        </table:table-row>
        <table:table-row table:style-name="ro1">
          <table:table-cell office:value-type="string">
            <text:p>near Libby Hall</text:p>
          </table:table-cell>
          <table:table-cell office:value-type="float" office:value="44.895433">
            <text:p>44.895433</text:p>
          </table:table-cell>
          <table:table-cell office:value-type="float" office:value="-68.66638">
            <text:p>-68.66638</text:p>
          </table:table-cell>
        </table:table-row>
        <table:table-row table:style-name="ro1">
          <table:table-cell office:value-type="string">
            <text:p>near Nutting Hall</text:p>
          </table:table-cell>
          <table:table-cell office:value-type="float" office:value="44.897032">
            <text:p>44.897032</text:p>
          </table:table-cell>
          <table:table-cell office:value-type="float" office:value="-68.665872">
            <text:p>-68.665872</text:p>
          </table:table-cell>
        </table:table-row>
        <table:table-row table:style-name="ro1">
          <table:table-cell office:value-type="string">
            <text:p>Sebago Lot</text:p>
          </table:table-cell>
          <table:table-cell office:value-type="float" office:value="44.8989">
            <text:p>44.8989</text:p>
          </table:table-cell>
          <table:table-cell office:value-type="float" office:value="-68.664591">
            <text:p>-68.664591</text:p>
          </table:table-cell>
        </table:table-row>
        <table:table-row table:style-name="ro1">
          <table:table-cell office:value-type="string">
            <text:p>CCA Lot</text:p>
          </table:table-cell>
          <table:table-cell office:value-type="float" office:value="44.900165">
            <text:p>44.900165</text:p>
          </table:table-cell>
          <table:table-cell office:value-type="float" office:value="-68.663975">
            <text:p>-68.663975</text:p>
          </table:table-cell>
        </table:table-row>
        <table:table-row table:style-name="ro1">
          <table:table-cell office:value-type="string">
            <text:p>Rec Center Lot</text:p>
          </table:table-cell>
          <table:table-cell office:value-type="float" office:value="44.905288">
            <text:p>44.905288</text:p>
          </table:table-cell>
          <table:table-cell office:value-type="float" office:value="-68.66277">
            <text:p>-68.662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Resident Lots</text:p>
          </table:table-cell>
          <table:table-cell table:number-columns-repeated="2"/>
        </table:table-row>
        <table:table-row table:style-name="ro1">
          <table:table-cell office:value-type="string">
            <text:p>College Ave Lot</text:p>
          </table:table-cell>
          <table:table-cell office:value-type="float" office:value="44.902571">
            <text:p>44.902571</text:p>
          </table:table-cell>
          <table:table-cell office:value-type="float" office:value="-68.67382">
            <text:p>-68.67382</text:p>
          </table:table-cell>
        </table:table-row>
        <table:table-row table:style-name="ro1">
          <table:table-cell office:value-type="string">
            <text:p>Beta Lot</text:p>
          </table:table-cell>
          <table:table-cell office:value-type="float" office:value="44.902546">
            <text:p>44.902546</text:p>
          </table:table-cell>
          <table:table-cell office:value-type="float" office:value="-68.672612">
            <text:p>-68.672612</text:p>
          </table:table-cell>
        </table:table-row>
        <table:table-row table:style-name="ro1">
          <table:table-cell office:value-type="string">
            <text:p>Next to beta lot</text:p>
          </table:table-cell>
          <table:table-cell office:value-type="float" office:value="44.90302">
            <text:p>44.90302</text:p>
          </table:table-cell>
          <table:table-cell office:value-type="float" office:value="-68.672652">
            <text:p>-68.672652</text:p>
          </table:table-cell>
        </table:table-row>
        <table:table-row table:style-name="ro1">
          <table:table-cell office:value-type="string">
            <text:p>Steam Plant</text:p>
          </table:table-cell>
          <table:table-cell office:value-type="float" office:value="44.900358">
            <text:p>44.900358</text:p>
          </table:table-cell>
          <table:table-cell office:value-type="float" office:value="-68.673411">
            <text:p>-68.673411</text:p>
          </table:table-cell>
        </table:table-row>
        <table:table-row table:style-name="ro3">
          <table:table-cell office:value-type="string">
            <text:p>Stodder Lot</text:p>
          </table:table-cell>
          <table:table-cell office:value-type="float" office:value="44.897846">
            <text:p>44.897846</text:p>
          </table:table-cell>
          <table:table-cell office:value-type="float" office:value="-68.672905">
            <text:p>-68.672905</text:p>
          </table:table-cell>
        </table:table-row>
        <table:table-row table:style-name="ro1">
          <table:table-cell office:value-type="string">
            <text:p>Next to Carnegie</text:p>
          </table:table-cell>
          <table:table-cell office:value-type="float" office:value="44.897353">
            <text:p>44.897353</text:p>
          </table:table-cell>
          <table:table-cell office:value-type="float" office:value="-68.670496">
            <text:p>-68.670496</text:p>
          </table:table-cell>
        </table:table-row>
        <table:table-row table:style-name="ro1">
          <table:table-cell office:value-type="string">
            <text:p>Next to Merrill</text:p>
          </table:table-cell>
          <table:table-cell office:value-type="float" office:value="44.897159">
            <text:p>44.897159</text:p>
          </table:table-cell>
          <table:table-cell office:value-type="float" office:value="-68.669323">
            <text:p>-68.669323</text:p>
          </table:table-cell>
        </table:table-row>
        <table:table-row table:style-name="ro3">
          <table:table-cell office:value-type="string">
            <text:p>Behind Estabrooke</text:p>
          </table:table-cell>
          <table:table-cell office:value-type="float" office:value="44.896114">
            <text:p>44.896114</text:p>
          </table:table-cell>
          <table:table-cell office:value-type="float" office:value="-68.670192">
            <text:p>-68.670192</text:p>
          </table:table-cell>
        </table:table-row>
        <table:table-row table:style-name="ro3">
          <table:table-cell office:value-type="string">
            <text:p>Near Estabrooke</text:p>
          </table:table-cell>
          <table:table-cell office:value-type="float" office:value="44.89579">
            <text:p>44.89579</text:p>
          </table:table-cell>
          <table:table-cell office:value-type="float" office:value="-68.668831">
            <text:p>-68.668831</text:p>
          </table:table-cell>
        </table:table-row>
        <table:table-row table:style-name="ro3">
          <table:table-cell office:value-type="string">
            <text:p>Arookstook LotS</text:p>
          </table:table-cell>
          <table:table-cell office:value-type="float" office:value="44.894546">
            <text:p>44.894546</text:p>
          </table:table-cell>
          <table:table-cell office:value-type="float" office:value="-68.668553">
            <text:p>-68.668553</text:p>
          </table:table-cell>
        </table:table-row>
        <table:table-row table:style-name="ro3">
          <table:table-cell office:value-type="string">
            <text:p>Lengyl Field Lot</text:p>
          </table:table-cell>
          <table:table-cell office:value-type="float" office:value="44.893645">
            <text:p>44.893645</text:p>
          </table:table-cell>
          <table:table-cell office:value-type="float" office:value="-68.66943">
            <text:p>-68.66943</text:p>
          </table:table-cell>
        </table:table-row>
        <table:table-row table:style-name="ro1">
          <table:table-cell office:value-type="string">
            <text:p>AEWC Lot</text:p>
          </table:table-cell>
          <table:table-cell office:value-type="float" office:value="44.9016">
            <text:p>44.9016</text:p>
          </table:table-cell>
          <table:table-cell office:value-type="float" office:value="-68.664345">
            <text:p>-68.664345</text:p>
          </table:table-cell>
        </table:table-row>
        <table:table-row table:style-name="ro3">
          <table:table-cell office:value-type="string">
            <text:p>Gannett Hall</text:p>
          </table:table-cell>
          <table:table-cell office:value-type="float" office:value="44.903706">
            <text:p>44.903706</text:p>
          </table:table-cell>
          <table:table-cell office:value-type="float" office:value="-68.666187">
            <text:p>-68.666187</text:p>
          </table:table-cell>
        </table:table-row>
        <table:table-row table:style-name="ro1">
          <table:table-cell office:value-type="string">
            <text:p>Cumberland Hall</text:p>
          </table:table-cell>
          <table:table-cell office:value-type="float" office:value="44.903364">
            <text:p>44.903364</text:p>
          </table:table-cell>
          <table:table-cell office:value-type="float" office:value="-68.665532">
            <text:p>-68.665532</text:p>
          </table:table-cell>
        </table:table-row>
        <table:table-row table:style-name="ro3">
          <table:table-cell office:value-type="string">
            <text:p>Androscogin Hall</text:p>
          </table:table-cell>
          <table:table-cell office:value-type="float" office:value="44.903698">
            <text:p>44.903698</text:p>
          </table:table-cell>
          <table:table-cell office:value-type="float" office:value="-68.665104">
            <text:p>-68.665104</text:p>
          </table:table-cell>
        </table:table-row>
        <table:table-row table:style-name="ro1">
          <table:table-cell office:value-type="string">
            <text:p>Knox Hall</text:p>
          </table:table-cell>
          <table:table-cell office:value-type="float" office:value="44.9036">
            <text:p>44.9036</text:p>
          </table:table-cell>
          <table:table-cell office:value-type="float" office:value="-68.664112">
            <text:p>-68.664112</text:p>
          </table:table-cell>
        </table:table-row>
        <table:table-row table:style-name="ro1">
          <table:table-cell office:value-type="string">
            <text:p>Hilltop Lot</text:p>
          </table:table-cell>
          <table:table-cell office:value-type="float" office:value="44.904564">
            <text:p>44.904564</text:p>
          </table:table-cell>
          <table:table-cell office:value-type="float" office:value="-68.660993">
            <text:p>-68.6609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isitor Lo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rossland Hall</text:p>
          </table:table-cell>
          <table:table-cell office:value-type="float" office:value="44.903164">
            <text:p>44.903164</text:p>
          </table:table-cell>
          <table:table-cell office:value-type="float" office:value="-68.672766">
            <text:p>-68.672766</text:p>
          </table:table-cell>
        </table:table-row>
        <table:table-row table:style-name="ro1">
          <table:table-cell office:value-type="string">
            <text:p>west of Lord Hall</text:p>
          </table:table-cell>
          <table:table-cell office:value-type="float" office:value="44.900533">
            <text:p>44.900533</text:p>
          </table:table-cell>
          <table:table-cell office:value-type="float" office:value="-68.67121">
            <text:p>-68.67121</text:p>
          </table:table-cell>
        </table:table-row>
        <table:table-row table:style-name="ro1">
          <table:table-cell office:value-type="string">
            <text:p>South of lord Hall</text:p>
          </table:table-cell>
          <table:table-cell office:value-type="float" office:value="44.900485">
            <text:p>44.900485</text:p>
          </table:table-cell>
          <table:table-cell office:value-type="float" office:value="-68.670366">
            <text:p>-68.670366</text:p>
          </table:table-cell>
        </table:table-row>
        <table:table-row table:style-name="ro1">
          <table:table-cell office:value-type="string">
            <text:p>near Small Animal Research Building</text:p>
          </table:table-cell>
          <table:table-cell office:value-type="float" office:value="44.897564">
            <text:p>44.897564</text:p>
          </table:table-cell>
          <table:table-cell office:value-type="float" office:value="-68.66654">
            <text:p>-68.66654</text:p>
          </table:table-cell>
        </table:table-row>
        <table:table-row table:style-name="ro1">
          <table:table-cell office:value-type="string">
            <text:p>near Maine Bound</text:p>
          </table:table-cell>
          <table:table-cell office:value-type="float" office:value="44.898544">
            <text:p>44.898544</text:p>
          </table:table-cell>
          <table:table-cell office:value-type="float" office:value="-68.666879">
            <text:p>-68.666879</text:p>
          </table:table-cell>
        </table:table-row>
        <table:table-row table:style-name="ro1">
          <table:table-cell office:value-type="string">
            <text:p>near Union</text:p>
          </table:table-cell>
          <table:table-cell office:value-type="float" office:value="44.900492">
            <text:p>44.900492</text:p>
          </table:table-cell>
          <table:table-cell office:value-type="float" office:value="-68.66799">
            <text:p>-68.667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aculty &amp; Staff Lo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rossland Hall</text:p>
          </table:table-cell>
          <table:table-cell office:value-type="float" office:value="44.903443">
            <text:p>44.903443</text:p>
          </table:table-cell>
          <table:table-cell office:value-type="float" office:value="-68.673012">
            <text:p>-68.673012</text:p>
          </table:table-cell>
        </table:table-row>
        <table:table-row table:style-name="ro3">
          <table:table-cell office:value-type="string">
            <text:p>Corbett Hall</text:p>
          </table:table-cell>
          <table:table-cell office:value-type="float" office:value="44.903536">
            <text:p>44.903536</text:p>
          </table:table-cell>
          <table:table-cell office:value-type="float" office:value="-68.671554">
            <text:p>-68.671554</text:p>
          </table:table-cell>
        </table:table-row>
        <table:table-row table:style-name="ro1">
          <table:table-cell office:value-type="string">
            <text:p>Field House Lot</text:p>
          </table:table-cell>
          <table:table-cell office:value-type="float" office:value="44.904255">
            <text:p>44.904255</text:p>
          </table:table-cell>
          <table:table-cell office:value-type="float" office:value="-68.670142">
            <text:p>-68.670142</text:p>
          </table:table-cell>
        </table:table-row>
        <table:table-row table:style-name="ro1">
          <table:table-cell office:value-type="string">
            <text:p>Bennett Lot</text:p>
          </table:table-cell>
          <table:table-cell office:value-type="float" office:value="44.903273">
            <text:p>44.903273</text:p>
          </table:table-cell>
          <table:table-cell office:value-type="float" office:value="-68.668198">
            <text:p>-68.668198</text:p>
          </table:table-cell>
        </table:table-row>
        <table:table-row table:style-name="ro1">
          <table:table-cell office:value-type="string">
            <text:p>Cutler lot</text:p>
          </table:table-cell>
          <table:table-cell office:value-type="float" office:value="44.903759">
            <text:p>44.903759</text:p>
          </table:table-cell>
          <table:table-cell office:value-type="float" office:value="-68.667202">
            <text:p>-68.667202</text:p>
          </table:table-cell>
        </table:table-row>
        <table:table-row table:style-name="ro3">
          <table:table-cell office:value-type="string">
            <text:p>near Androscoggin</text:p>
          </table:table-cell>
          <table:table-cell office:value-type="float" office:value="44.903895">
            <text:p>44.903895</text:p>
          </table:table-cell>
          <table:table-cell office:value-type="float" office:value="-68.665125">
            <text:p>-68.665125</text:p>
          </table:table-cell>
        </table:table-row>
        <table:table-row table:style-name="ro1">
          <table:table-cell office:value-type="string">
            <text:p>Hilltop Lot</text:p>
          </table:table-cell>
          <table:table-cell office:value-type="float" office:value="44.904771">
            <text:p>44.904771</text:p>
          </table:table-cell>
          <table:table-cell office:value-type="float" office:value="-68.662141">
            <text:p>-68.662141</text:p>
          </table:table-cell>
        </table:table-row>
        <table:table-row table:style-name="ro1">
          <table:table-cell office:value-type="string">
            <text:p>Steam Plant</text:p>
          </table:table-cell>
          <table:table-cell office:value-type="float" office:value="44.900157">
            <text:p>44.900157</text:p>
          </table:table-cell>
          <table:table-cell office:value-type="float" office:value="-68.673217">
            <text:p>-68.673217</text:p>
          </table:table-cell>
        </table:table-row>
        <table:table-row table:style-name="ro3">
          <table:table-cell office:value-type="string">
            <text:p>Jenness</text:p>
          </table:table-cell>
          <table:table-cell office:value-type="float" office:value="44.902672">
            <text:p>44.902672</text:p>
          </table:table-cell>
          <table:table-cell office:value-type="float" office:value="-68.665413">
            <text:p>-68.665413</text:p>
          </table:table-cell>
        </table:table-row>
        <table:table-row table:style-name="ro1">
          <table:table-cell office:value-type="string">
            <text:p>AEWC Lot</text:p>
          </table:table-cell>
          <table:table-cell office:value-type="float" office:value="44.902069">
            <text:p>44.902069</text:p>
          </table:table-cell>
          <table:table-cell office:value-type="float" office:value="-68.664483">
            <text:p>-68.664483</text:p>
          </table:table-cell>
        </table:table-row>
        <table:table-row table:style-name="ro1">
          <table:table-cell office:value-type="string">
            <text:p>AEWC Advanced Structures</text:p>
          </table:table-cell>
          <table:table-cell office:value-type="float" office:value="44.901724">
            <text:p>44.901724</text:p>
          </table:table-cell>
          <table:table-cell office:value-type="float" office:value="-68.665773">
            <text:p>-68.665773</text:p>
          </table:table-cell>
        </table:table-row>
        <table:table-row table:style-name="ro1">
          <table:table-cell office:value-type="string">
            <text:p>CCA Lot</text:p>
          </table:table-cell>
          <table:table-cell office:value-type="float" office:value="44.899988">
            <text:p>44.899988</text:p>
          </table:table-cell>
          <table:table-cell office:value-type="float" office:value="-68.665473">
            <text:p>-68.665473</text:p>
          </table:table-cell>
        </table:table-row>
        <table:table-row table:style-name="ro3">
          <table:table-cell office:value-type="string">
            <text:p>Keyo Public Affairs Lot</text:p>
          </table:table-cell>
          <table:table-cell office:value-type="float" office:value="44.900735">
            <text:p>44.900735</text:p>
          </table:table-cell>
          <table:table-cell office:value-type="float" office:value="-68.661642">
            <text:p>-68.661642</text:p>
          </table:table-cell>
        </table:table-row>
        <table:table-row table:style-name="ro1">
          <table:table-cell office:value-type="string">
            <text:p>The Depot Lot</text:p>
          </table:table-cell>
          <table:table-cell office:value-type="float" office:value="44.899346">
            <text:p>44.899346</text:p>
          </table:table-cell>
          <table:table-cell office:value-type="float" office:value="-68.660609">
            <text:p>-68.660609</text:p>
          </table:table-cell>
        </table:table-row>
        <table:table-row table:style-name="ro1">
          <table:table-cell office:value-type="string">
            <text:p>Norman Smith Lot</text:p>
          </table:table-cell>
          <table:table-cell office:value-type="float" office:value="44.898546">
            <text:p>44.898546</text:p>
          </table:table-cell>
          <table:table-cell office:value-type="float" office:value="-68.666972">
            <text:p>-68.666972</text:p>
          </table:table-cell>
        </table:table-row>
        <table:table-row table:style-name="ro1">
          <table:table-cell office:value-type="string">
            <text:p>Small Animal Research Building</text:p>
          </table:table-cell>
          <table:table-cell office:value-type="float" office:value="44.897745">
            <text:p>44.897745</text:p>
          </table:table-cell>
          <table:table-cell office:value-type="float" office:value="-68.666676">
            <text:p>-68.666676</text:p>
          </table:table-cell>
        </table:table-row>
        <table:table-row table:style-name="ro3">
          <table:table-cell office:value-type="string">
            <text:p>next to hitchner</text:p>
          </table:table-cell>
          <table:table-cell office:value-type="float" office:value="44.897304">
            <text:p>44.897304</text:p>
          </table:table-cell>
          <table:table-cell office:value-type="float" office:value="-68.667152">
            <text:p>-68.667152</text:p>
          </table:table-cell>
        </table:table-row>
        <table:table-row table:style-name="ro1">
          <table:table-cell office:value-type="string">
            <text:p>Nutting Hall Lot</text:p>
          </table:table-cell>
          <table:table-cell office:value-type="float" office:value="44.896973">
            <text:p>44.896973</text:p>
          </table:table-cell>
          <table:table-cell office:value-type="float" office:value="-68.666454">
            <text:p>-68.666454</text:p>
          </table:table-cell>
        </table:table-row>
        <table:table-row table:style-name="ro1">
          <table:table-cell office:value-type="string">
            <text:p>Merrill Lot</text:p>
          </table:table-cell>
          <table:table-cell office:value-type="float" office:value="44.897923">
            <text:p>44.897923</text:p>
          </table:table-cell>
          <table:table-cell office:value-type="float" office:value="-68.668991">
            <text:p>-68.668991</text:p>
          </table:table-cell>
        </table:table-row>
        <table:table-row table:style-name="ro3">
          <table:table-cell office:value-type="string">
            <text:p>Deering Hall Lot</text:p>
          </table:table-cell>
          <table:table-cell office:value-type="float" office:value="44.896218">
            <text:p>44.896218</text:p>
          </table:table-cell>
          <table:table-cell office:value-type="float" office:value="-68.668577">
            <text:p>-68.668577</text:p>
          </table:table-cell>
        </table:table-row>
        <table:table-row table:style-name="ro1">
          <table:table-cell office:value-type="string">
            <text:p>Carnegie Lot</text:p>
          </table:table-cell>
          <table:table-cell office:value-type="float" office:value="44.897691">
            <text:p>44.897691</text:p>
          </table:table-cell>
          <table:table-cell office:value-type="float" office:value="-68.671267">
            <text:p>-68.671267</text:p>
          </table:table-cell>
        </table:table-row>
        <table:table-row table:style-name="ro1">
          <table:table-cell office:value-type="string">
            <text:p>Libby Hall Lot</text:p>
          </table:table-cell>
          <table:table-cell office:value-type="float" office:value="44.89535">
            <text:p>44.89535</text:p>
          </table:table-cell>
          <table:table-cell office:value-type="float" office:value="-68.666904">
            <text:p>-68.666904</text:p>
          </table:table-cell>
        </table:table-row>
        <table:table-row table:style-name="ro3">
          <table:table-cell table:style-name="ce4" office:value-type="string">
            <text:p>Edward Bryand Global Sciences Center</text:p>
          </table:table-cell>
          <table:table-cell office:value-type="float" office:value="44.894653">
            <text:p>44.894653</text:p>
          </table:table-cell>
          <table:table-cell office:value-type="float" office:value="-68.666703">
            <text:p>-68.666703</text:p>
          </table:table-cell>
        </table:table-row>
        <table:table-row table:style-name="ro3">
          <table:table-cell office:value-type="string">
            <text:p>near Lengyl Field</text:p>
          </table:table-cell>
          <table:table-cell office:value-type="float" office:value="44.893286">
            <text:p>44.893286</text:p>
          </table:table-cell>
          <table:table-cell office:value-type="float" office:value="-68.669357">
            <text:p>-68.669357</text:p>
          </table:table-cell>
        </table:table-row>
        <table:table-row table:style-name="ro3">
          <table:table-cell office:value-type="string">
            <text:p>Lengyl Gym Lot</text:p>
          </table:table-cell>
          <table:table-cell office:value-type="float" office:value="44.895054">
            <text:p>44.895054</text:p>
          </table:table-cell>
          <table:table-cell office:value-type="float" office:value="-68.672197">
            <text:p>-68.672197</text:p>
          </table:table-cell>
        </table:table-row>
        <table:table-row table:style-name="ro3">
          <table:table-cell office:value-type="string">
            <text:p>Chadbourne / Stodder</text:p>
          </table:table-cell>
          <table:table-cell office:value-type="float" office:value="44.896447">
            <text:p>44.896447</text:p>
          </table:table-cell>
          <table:table-cell office:value-type="float" office:value="-68.672903">
            <text:p>-68.672903</text:p>
          </table:table-cell>
        </table:table-row>
        <table:table-row table:style-name="ro1">
          <table:table-cell office:value-type="string">
            <text:p>Phi Kappa Sigma</text:p>
          </table:table-cell>
          <table:table-cell office:value-type="float" office:value="44.894417">
            <text:p>44.894417</text:p>
          </table:table-cell>
          <table:table-cell office:value-type="float" office:value="-68.674041">
            <text:p>-68.674041</text:p>
          </table:table-cell>
        </table:table-row>
        <table:table-row table:style-name="ro3">
          <table:table-cell office:value-type="string">
            <text:p>Libby/ Fogler</text:p>
          </table:table-cell>
          <table:table-cell office:value-type="float" office:value="44.899193">
            <text:p>44.899193</text:p>
          </table:table-cell>
          <table:table-cell office:value-type="float" office:value="-68.670205">
            <text:p>-68.67020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3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9T10:16:20</meta:creation-date>
    <dc:date>2011-02-10T05:12:39</dc:date>
    <meta:editing-duration>PT22M34S</meta:editing-duration>
    <meta:editing-cycles>2</meta:editing-cycles>
    <meta:generator>OpenOffice.org/3.3$Unix OpenOffice.org_project/330m20$Build-9567</meta:generator>
    <meta:document-statistic meta:table-count="3" meta:cell-count="191" meta:object-count="0"/>
  </office:meta>
</office:document-meta>
</file>